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ans-serif" svg:font-family="Sans-serif" style:font-family-generic="swiss"/>
    <style:font-face style:name="apple-system" svg:font-family="apple-system, BlinkMacSystemFont, 'Segoe UI', Roboto, 'Helvetica Neue', Arial, 'Noto Sans', sans-serif"/>
    <style:font-face style:name="monospace" svg:font-family="monospace, monospace"/>
    <style:font-face style:name="sans-serif" svg:font-family="sans-serif"/>
    <style:font-face style:name="sans-serif1" svg:font-family="sans-serif" style:font-family-generic="swiss"/>
  </office:font-face-decls>
  <office:automatic-styles>
    <style:style style:name="P1" style:family="paragraph" style:parent-style-name="Preformatted_20_Text">
      <loext:graphic-properties draw:fill="solid" draw:fill-color="#f8f9fa" draw:opacity="100%"/>
      <style:paragraph-properties fo:margin-left="0cm" fo:margin-right="0cm" fo:line-height="130%" fo:orphans="2" fo:widows="2" fo:text-indent="0cm" style:auto-text-indent="false"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8f8f8"/>
    </style:style>
    <style:style style:name="P2" style:family="paragraph" style:parent-style-name="Preformatted_20_Text">
      <loext:graphic-properties draw:fill="solid" draw:fill-color="#f8f9fa" draw:opacity="100%"/>
      <style:paragraph-properties fo:margin-left="0cm" fo:margin-right="0cm" fo:margin-top="0cm" fo:margin-bottom="0.499cm" style:contextual-spacing="false" fo:line-height="130%" fo:orphans="2" fo:widows="2" fo:text-indent="0cm" style:auto-text-indent="false"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8f8f8"/>
    </style:style>
    <style:style style:name="P3"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8f8f8"/>
    </style:style>
    <style:style style:name="P4"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8f8f8"/>
    </style:style>
    <style:style style:name="P5" style:family="paragraph" style:parent-style-name="Preformatted_20_Text">
      <loext:graphic-properties draw:fill="solid" draw:fill-color="#f8f9fa" draw:opacity="100%"/>
      <style:paragraph-properties fo:margin-left="0cm" fo:margin-right="0cm" fo:margin-top="0cm" fo:margin-bottom="0.499cm" style:contextual-spacing="false" fo:line-height="130%" fo:orphans="2" fo:widows="2" fo:text-indent="0cm" style:auto-text-indent="false" fo:background-color="#f8f9fa" fo:padding="0.049cm" fo:border="0.06pt solid #eaecf0" style:writing-mode="lr-tb"/>
      <style:text-properties fo:font-variant="normal" fo:text-transform="none" fo:color="#000000" loext:opacity="100%" style:font-name="monospace" fo:letter-spacing="normal" fo:font-style="normal" fo:font-weight="normal"/>
    </style:style>
    <style:style style:name="P6" style:family="paragraph" style:parent-style-name="Preformatted_20_Text">
      <loext:graphic-properties draw:fill="solid" draw:fill-color="#f8f9fa" draw:opacity="100%"/>
      <style:paragraph-properties fo:margin-left="0cm" fo:margin-right="0cm" fo:margin-top="0cm" fo:margin-bottom="0.499cm" style:contextual-spacing="false" fo:line-height="130%" fo:orphans="2" fo:widows="2" fo:text-indent="0cm" style:auto-text-indent="false" fo:background-color="#f8f9fa" fo:padding="0.049cm" fo:border="0.06pt solid #eaecf0" style:writing-mode="lr-tb"/>
      <style:text-properties fo:font-variant="normal" fo:text-transform="none" fo:color="#000000" loext:opacity="100%" fo:letter-spacing="normal" fo:background-color="#f8f8f8"/>
    </style:style>
    <style:style style:name="P7"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text-properties fo:font-variant="normal" fo:text-transform="none" fo:color="#000000" loext:opacity="100%" fo:letter-spacing="normal" fo:background-color="#f8f8f8"/>
    </style:style>
    <style:style style:name="P8"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officeooo:paragraph-rsid="001f0f68"/>
    </style:style>
    <style:style style:name="P10"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officeooo:paragraph-rsid="002101ea"/>
    </style:style>
    <style:style style:name="P11"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officeooo:paragraph-rsid="00211e38"/>
    </style:style>
    <style:style style:name="P12"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officeooo:paragraph-rsid="00221474"/>
    </style:style>
    <style:style style:name="P13"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officeooo:paragraph-rsid="0025540c"/>
    </style:style>
    <style:style style:name="P14"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officeooo:paragraph-rsid="002e32fd"/>
    </style:style>
    <style:style style:name="P15"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officeooo:paragraph-rsid="0031c010"/>
    </style:style>
    <style:style style:name="P16"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officeooo:paragraph-rsid="0033a820"/>
    </style:style>
    <style:style style:name="P17"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officeooo:rsid="002e32fd" officeooo:paragraph-rsid="002e32fd"/>
    </style:style>
    <style:style style:name="P18"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officeooo:rsid="0034777d" officeooo:paragraph-rsid="0034777d"/>
    </style:style>
    <style:style style:name="P19"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1f0f68" officeooo:paragraph-rsid="001f0f68"/>
    </style:style>
    <style:style style:name="P20"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style:style>
    <style:style style:name="P21"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paragraph-rsid="00211e38"/>
    </style:style>
    <style:style style:name="P22"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paragraph-rsid="0025540c"/>
    </style:style>
    <style:style style:name="P23"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paragraph-rsid="002e32fd"/>
    </style:style>
    <style:style style:name="P24"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paragraph-rsid="0033a820"/>
    </style:style>
    <style:style style:name="P25"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5db4f" officeooo:paragraph-rsid="0025db4f"/>
    </style:style>
    <style:style style:name="P26"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6b263" officeooo:paragraph-rsid="0026b263"/>
    </style:style>
    <style:style style:name="P27"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85707" officeooo:paragraph-rsid="00285707"/>
    </style:style>
    <style:style style:name="P28"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9ad8e" officeooo:paragraph-rsid="0029ad8e"/>
    </style:style>
    <style:style style:name="P29"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b0bdf" officeooo:paragraph-rsid="002b0bdf"/>
    </style:style>
    <style:style style:name="P30"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c9544" officeooo:paragraph-rsid="002c9544"/>
    </style:style>
    <style:style style:name="P31"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e30f3" officeooo:paragraph-rsid="002e30f3"/>
    </style:style>
    <style:style style:name="P32"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e32fd" officeooo:paragraph-rsid="002e32fd"/>
    </style:style>
    <style:style style:name="P33"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ea217" officeooo:paragraph-rsid="002ea217"/>
    </style:style>
    <style:style style:name="P34"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fa655" officeooo:paragraph-rsid="002fa655"/>
    </style:style>
    <style:style style:name="P35"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1897b" officeooo:paragraph-rsid="0031897b"/>
    </style:style>
    <style:style style:name="P36"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1c010" officeooo:paragraph-rsid="0031c010"/>
    </style:style>
    <style:style style:name="P37"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3a820" officeooo:paragraph-rsid="0033a820"/>
    </style:style>
    <style:style style:name="P38"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4777d" officeooo:paragraph-rsid="0034777d"/>
    </style:style>
    <style:style style:name="P39"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02305" officeooo:paragraph-rsid="00202305" style:font-size-asian="10.5pt" style:font-size-complex="10.5pt"/>
    </style:style>
    <style:style style:name="P40"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21474" officeooo:paragraph-rsid="00221474" style:font-size-asian="10.5pt" style:font-size-complex="10.5pt"/>
    </style:style>
    <style:style style:name="P41"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paragraph-rsid="002396f0" style:font-size-asian="10.5pt" style:font-size-complex="10.5pt"/>
    </style:style>
    <style:style style:name="P42"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396f0" officeooo:paragraph-rsid="002396f0" style:font-size-asian="10.5pt" style:font-size-complex="10.5pt"/>
    </style:style>
    <style:style style:name="P43"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letter-spacing="normal" fo:font-style="normal" fo:font-weight="normal"/>
    </style:style>
    <style:style style:name="P44"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1" fo:font-size="10.5pt" fo:letter-spacing="normal" fo:font-style="normal" fo:font-weight="normal" officeooo:paragraph-rsid="00202305" style:font-size-asian="10.5pt" style:font-size-complex="10.5pt"/>
    </style:style>
    <style:style style:name="P45" style:family="paragraph" style:parent-style-name="Text_20_body">
      <style:paragraph-properties fo:margin-left="0cm" fo:margin-right="0cm" fo:orphans="2" fo:widows="2" fo:text-indent="0cm" style:auto-text-indent="false"/>
    </style:style>
    <style:style style:name="P46" style:family="paragraph" style:parent-style-name="Text_20_body">
      <style:paragraph-properties fo:margin-left="0cm" fo:margin-right="0cm" fo:orphans="2" fo:widows="2" fo:text-indent="0cm" style:auto-text-indent="false"/>
      <style:text-properties officeooo:paragraph-rsid="001f0f68"/>
    </style:style>
    <style:style style:name="P47" style:family="paragraph" style:parent-style-name="Text_20_body">
      <style:paragraph-properties fo:margin-left="0cm" fo:margin-right="0cm" fo:orphans="2" fo:widows="2" fo:text-indent="0cm" style:auto-text-indent="false"/>
      <style:text-properties fo:color="#2a6099" loext:opacity="100%" style:font-name="Sans-serif" fo:font-size="10.5pt" officeooo:paragraph-rsid="00202305" style:font-size-asian="10.5pt" style:font-size-complex="10.5pt"/>
    </style:style>
    <style:style style:name="P48"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style>
    <style:style style:name="P49" style:family="paragraph" style:parent-style-name="Standard">
      <style:text-properties fo:color="#2a6099" loext:opacity="100%"/>
    </style:style>
    <style:style style:name="P50"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style:style>
    <style:style style:name="P51"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paragraph-rsid="003aa0d9"/>
    </style:style>
    <style:style style:name="P52"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a02b8" officeooo:paragraph-rsid="003a02b8"/>
    </style:style>
    <style:style style:name="P53"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aa0d9" officeooo:paragraph-rsid="003aa0d9"/>
    </style:style>
    <style:style style:name="T1" style:family="text">
      <style:text-properties fo:color="#008000" loext:opacity="100%" fo:font-weight="bold"/>
    </style:style>
    <style:style style:name="T2" style:family="text">
      <style:text-properties fo:color="#008000" loext:opacity="100%" style:font-name="monospace" fo:font-size="10.5pt" fo:font-style="normal" fo:font-weight="bold"/>
    </style:style>
    <style:style style:name="T3" style:family="text">
      <style:text-properties fo:color="#008000" loext:opacity="100%" fo:font-size="10.5pt" fo:font-weight="bold" fo:background-color="#f8f8f8" loext:char-shading-value="0"/>
    </style:style>
    <style:style style:name="T4" style:family="text">
      <style:text-properties style:font-name="monospace" fo:font-size="10.5pt" fo:font-style="normal" fo:font-weight="normal"/>
    </style:style>
    <style:style style:name="T5" style:family="text">
      <style:text-properties fo:font-size="10.5pt"/>
    </style:style>
    <style:style style:name="T6" style:family="text">
      <style:text-properties fo:font-size="10.5pt" fo:background-color="#f8f8f8" loext:char-shading-value="0"/>
    </style:style>
    <style:style style:name="T7" style:family="text">
      <style:text-properties fo:font-size="10.5pt" style:font-size-asian="10.5pt" style:font-size-complex="10.5pt"/>
    </style:style>
    <style:style style:name="T8" style:family="text">
      <style:text-properties fo:color="#7d9029" loext:opacity="100%"/>
    </style:style>
    <style:style style:name="T9" style:family="text">
      <style:text-properties fo:color="#7d9029" loext:opacity="100%" style:font-name="monospace" fo:font-size="10.5pt" fo:font-style="normal" fo:font-weight="normal"/>
    </style:style>
    <style:style style:name="T10" style:family="text">
      <style:text-properties fo:color="#7d9029" loext:opacity="100%" fo:font-size="10.5pt" fo:background-color="#f8f8f8" loext:char-shading-value="0"/>
    </style:style>
    <style:style style:name="T11" style:family="text">
      <style:text-properties fo:color="#666666" loext:opacity="100%"/>
    </style:style>
    <style:style style:name="T12" style:family="text">
      <style:text-properties fo:color="#666666" loext:opacity="100%" style:font-name="monospace" fo:font-size="10.5pt" fo:font-style="normal" fo:font-weight="normal"/>
    </style:style>
    <style:style style:name="T13" style:family="text">
      <style:text-properties fo:color="#666666" loext:opacity="100%" fo:font-size="10.5pt" fo:background-color="#f8f8f8" loext:char-shading-value="0"/>
    </style:style>
    <style:style style:name="T14" style:family="text">
      <style:text-properties fo:color="#ba2121" loext:opacity="100%"/>
    </style:style>
    <style:style style:name="T15" style:family="text">
      <style:text-properties fo:color="#ba2121" loext:opacity="100%" style:font-name="monospace" fo:font-size="10.5pt" fo:font-style="normal" fo:font-weight="normal"/>
    </style:style>
    <style:style style:name="T16" style:family="text">
      <style:text-properties fo:color="#ba2121" loext:opacity="100%" fo:font-size="10.5pt" fo:background-color="#f8f8f8" loext:char-shading-value="0"/>
    </style:style>
    <style:style style:name="T17" style:family="text">
      <style:text-properties fo:font-variant="normal" fo:text-transform="none" fo:color="#222222" loext:opacity="100%" style:font-name="sans-serif" fo:font-size="10.5pt" fo:letter-spacing="normal" fo:font-style="normal" fo:font-weight="normal"/>
    </style:style>
    <style:style style:name="T18" style:family="text">
      <style:text-properties fo:font-variant="normal" fo:text-transform="none" fo:color="#222222" loext:opacity="100%" style:font-name="sans-serif" fo:font-size="10.5pt" fo:letter-spacing="normal" fo:font-style="normal" fo:font-weight="normal" officeooo:rsid="00211e38"/>
    </style:style>
    <style:style style:name="T19" style:family="text">
      <style:text-properties fo:font-variant="normal" fo:text-transform="none" fo:color="#222222" loext:opacity="100%" style:font-name="sans-serif" fo:font-size="10.5pt" fo:letter-spacing="normal" fo:font-style="normal" fo:font-weight="normal" officeooo:rsid="002c9544"/>
    </style:style>
    <style:style style:name="T20" style:family="text">
      <style:text-properties fo:font-variant="normal" fo:text-transform="none" fo:color="#3366bb" loext:opacity="100%" style:text-line-through-style="none" style:text-line-through-type="none" style:font-name="sans-serif" fo:font-size="10.5pt" fo:letter-spacing="normal" fo:font-style="normal" style:text-underline-style="none" fo:font-weight="normal" style:text-blinking="false" fo:background-color="transparent" loext:char-shading-value="0" loext:padding="0cm" loext:border="none"/>
    </style:style>
    <style:style style:name="T21" style:family="text">
      <style:text-properties fo:font-variant="normal" fo:text-transform="none" fo:color="#2a6099" loext:opacity="100%" style:font-name="sans-serif" fo:font-size="10.5pt" fo:letter-spacing="normal" fo:font-style="normal" fo:font-weight="normal" officeooo:rsid="00211e38"/>
    </style:style>
    <style:style style:name="T22" style:family="text">
      <style:text-properties fo:font-variant="normal" fo:text-transform="none" fo:color="#2a6099" loext:opacity="100%" style:font-name="sans-serif" fo:font-size="10.5pt" fo:letter-spacing="normal" fo:font-style="normal" fo:font-weight="normal" officeooo:rsid="002e30f3"/>
    </style:style>
    <style:style style:name="T23" style:family="text">
      <style:text-properties fo:font-variant="normal" fo:text-transform="none" fo:color="#2a6099" loext:opacity="100%" style:font-name="Sans-serif" fo:font-size="10.5pt" fo:letter-spacing="normal" fo:font-style="normal" fo:font-weight="normal" style:font-size-asian="10.5pt" style:font-weight-asian="normal" style:font-size-complex="10.5pt" style:font-weight-complex="normal"/>
    </style:style>
    <style:style style:name="T24" style:family="text">
      <style:text-properties fo:font-variant="normal" fo:text-transform="none" fo:color="#2a6099" loext:opacity="100%" style:font-name="Sans-serif" fo:font-size="10.5pt" fo:letter-spacing="normal" fo:font-style="normal" fo:font-weight="normal" officeooo:rsid="00211e38" style:font-size-asian="10.5pt" style:font-weight-asian="normal" style:font-size-complex="10.5pt" style:font-weight-complex="normal"/>
    </style:style>
    <style:style style:name="T25" style:family="text">
      <style:text-properties fo:font-variant="normal" fo:text-transform="none" fo:color="#2a6099" loext:opacity="100%" style:font-name="Sans-serif" fo:font-size="10.5pt" fo:letter-spacing="normal" fo:font-style="normal" fo:font-weight="normal" style:font-size-asian="10.5pt" style:font-size-complex="10.5pt"/>
    </style:style>
    <style:style style:name="T26" style:family="text">
      <style:text-properties fo:font-variant="normal" fo:text-transform="none" fo:letter-spacing="normal" fo:font-style="normal" fo:font-weight="normal"/>
    </style:style>
    <style:style style:name="T27" style:family="text">
      <style:text-properties officeooo:rsid="00202305"/>
    </style:style>
    <style:style style:name="T28" style:family="text">
      <style:text-properties officeooo:rsid="002101ea"/>
    </style:style>
    <style:style style:name="T29" style:family="text">
      <style:text-properties fo:color="#2a6099" loext:opacity="100%"/>
    </style:style>
    <style:style style:name="T30" style:family="text">
      <style:text-properties fo:color="#2a6099" loext:opacity="100%" style:font-name="Sans-serif" fo:font-size="10.5pt" style:font-size-asian="10.5pt" style:font-size-complex="10.5pt"/>
    </style:style>
    <style:style style:name="T31" style:family="text">
      <style:text-properties fo:color="#2a6099" loext:opacity="100%" style:font-name="Sans-serif" style:font-size-asian="10.5pt" style:font-weight-asian="normal" style:font-size-complex="10.5pt" style:font-weight-complex="normal"/>
    </style:style>
    <style:style style:name="T32" style:family="text">
      <style:text-properties fo:color="#2a6099" loext:opacity="100%" style:font-name="Sans-serif" officeooo:rsid="002101ea" style:font-size-asian="10.5pt" style:font-weight-asian="normal" style:font-size-complex="10.5pt" style:font-weight-complex="normal"/>
    </style:style>
    <style:style style:name="T33" style:family="text">
      <style:text-properties fo:color="#2a6099" loext:opacity="100%" style:font-name="Sans-serif" officeooo:rsid="00211e38" style:font-size-asian="10.5pt" style:font-weight-asian="normal" style:font-size-complex="10.5pt" style:font-weight-complex="normal"/>
    </style:style>
    <style:style style:name="T34" style:family="text">
      <style:text-properties fo:color="#2a6099" loext:opacity="100%" style:font-name="Sans-serif" style:font-size-asian="10.5pt" style:font-size-complex="10.5pt"/>
    </style:style>
    <style:style style:name="T35" style:family="text">
      <style:text-properties fo:color="#2a6099" loext:opacity="100%" style:font-name="Sans-serif" officeooo:rsid="00221474" style:font-size-asian="10.5pt" style:font-size-complex="10.5pt"/>
    </style:style>
    <style:style style:name="T36" style:family="text">
      <style:text-properties fo:color="#2a6099" loext:opacity="100%" style:font-name="Sans-serif" officeooo:rsid="002396f0" style:font-size-asian="10.5pt" style:font-size-complex="10.5pt"/>
    </style:style>
    <style:style style:name="T37" style:family="text">
      <style:text-properties fo:color="#2a6099" loext:opacity="100%" style:font-name="Sans-serif" fo:font-weight="normal" style:font-size-asian="10.5pt" style:font-size-complex="10.5pt"/>
    </style:style>
    <style:style style:name="T38" style:family="text">
      <style:text-properties fo:color="#2a6099" loext:opacity="100%" officeooo:rsid="00211e38"/>
    </style:style>
    <style:style style:name="T39" style:family="text">
      <style:text-properties fo:color="#2a6099" loext:opacity="100%" officeooo:rsid="0026b263"/>
    </style:style>
    <style:style style:name="T40" style:family="text">
      <style:text-properties fo:color="#2a6099" loext:opacity="100%" officeooo:rsid="002b0bdf"/>
    </style:style>
    <style:style style:name="T41" style:family="text">
      <style:text-properties fo:color="#2a6099" loext:opacity="100%" officeooo:rsid="002e32fd"/>
    </style:style>
    <style:style style:name="T42" style:family="text">
      <style:text-properties officeooo:rsid="0026b263"/>
    </style:style>
    <style:style style:name="T43" style:family="text">
      <style:text-properties officeooo:rsid="00285707"/>
    </style:style>
    <style:style style:name="T44" style:family="text">
      <style:text-properties officeooo:rsid="0029ad8e"/>
    </style:style>
    <style:style style:name="T45" style:family="text">
      <style:text-properties officeooo:rsid="002e30f3"/>
    </style:style>
    <style:style style:name="T46" style:family="text">
      <style:text-properties officeooo:rsid="002e32fd"/>
    </style:style>
    <style:style style:name="T47" style:family="text">
      <style:text-properties officeooo:rsid="002f2c6a"/>
    </style:style>
    <style:style style:name="T48" style:family="text">
      <style:text-properties officeooo:rsid="002fa655"/>
    </style:style>
    <style:style style:name="T49" style:family="text">
      <style:text-properties officeooo:rsid="0033a820"/>
    </style:style>
    <style:style style:name="T50" style:family="text">
      <style:text-properties officeooo:rsid="0034777d"/>
    </style:style>
    <style:style style:name="T51" style:family="text">
      <style:text-properties officeooo:rsid="003a02b8"/>
    </style:style>
    <style:style style:name="T52" style:family="text">
      <style:text-properties officeooo:rsid="003aa0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En qué lenguaje se escriben la mayoría de las páginas web?</text:p>
      <text:p text:style-name="P19">El lenguaje en el que se escriben la mayoría de páginas es HTML</text:p>
      <text:p text:style-name="P8">2. ¿Quién define las normas del lenguaje HTML?</text:p>
      <text:p text:style-name="P19">El organismo W3C elabora las normas que deben seguir los diseñadores de páginas web para crear las páginas web con HTML </text:p>
      <text:p text:style-name="P8">3. ¿Quién es considerado el padre del HTML?</text:p>
      <text:p text:style-name="P19">El padre y creador de HTML <text:span text:style-name="T27">es</text:span> <text:span text:style-name="T27">Tim Berners-Lee</text:span></text:p>
      <text:p text:style-name="P8">4. ¿Cuando se publicó el primer documento formal con la descripción de HTML?</text:p>
      <text:p text:style-name="P44">El primer documento formal con la descripción de HTML se publicó en 1991 bajo el nombre "HTML Tags" (Etiquetas de HTML) y aún se puede consultar.</text:p>
      <text:p text:style-name="P8">5. ¿Cual es la última especificación oficial de HTML? ¿Cuándo se publicó?</text:p>
      <text:p text:style-name="P47"><text:span text:style-name="T26">La última especificación oficial de HTML se publicó el 24 de diciembre de 1999 y se denomina HTML 4.01. Se trata de una revisión y actualización de la versión HTML 4.0</text:span> </text:p>
      <text:p text:style-name="P8">6. ¿Cuándo se publicó el primer borrador oficial de HTML5? ¿Cuál es la última versión?</text:p>
      <text:p text:style-name="P39">El primer borrador e html5 fue el 22 de Enero de 2008. <text:span text:style-name="T28">Y la última versión fue el 15 de Septiembre de 2022.</text:span></text:p>
      <text:p text:style-name="P46"><text:span text:style-name="T17">7. XHTML 1.0 a) ¿es una adaptación de HTML 4.01 al lenguaje XML? </text:span><text:span text:style-name="T23">XHTML 1.0 </text:span><text:span text:style-name="T24">es una adaptación de HTML 4.01 al lenguaje XML</text:span></text:p>
      <text:p text:style-name="P10">b) ¿mantiene casi todas sus etiquetas y características? <text:s/><text:span text:style-name="T31">XHTML 1.0 </text:span><text:span text:style-name="T32">es una adaptación de HTML por lo que mantiene casi todas sus etiquetas y características </text:span><text:span text:style-name="T33">pero añade algunas restricciones y elementos propios de XML</text:span></text:p>
      <text:p text:style-name="P11">c) ¿añade algunas restricciones y elementos propios de XML? <text:span text:style-name="T33">Si.</text:span></text:p>
      <text:p text:style-name="P46"><text:span text:style-name="T17">8. El lenguaje XHTML…a) ¿es muy similar al lenguaje HTML? </text:span><text:span text:style-name="T21">XHTML</text:span><text:span text:style-name="T18"> </text:span><text:span text:style-name="T25">incluye el 95% del estándar HTML 4.01, ya que sólo añade pequeñas mejoras y modificaciones menores.</text:span><text:span text:style-name="T30"> </text:span></text:p>
      <text:p text:style-name="P9"/>
      <text:p text:style-name="P11">b) ¿es una adaptación de HTML al lenguaje XML? <text:s/><text:span text:style-name="T38">Si, XHTML es el propio HTML solo que incluye las reglas de XML</text:span></text:p>
      <text:p text:style-name="P9"/>
      <text:p text:style-name="P8">9. ¿Cuál es el mecanismo que permite separar los contenidos definidos mediante XHTML y el aspecto que deben presentar esos contenidos?</text:p>
      <text:p text:style-name="P43"><text:span text:style-name="T7">CSS es el mecanismo que permite separar los contenidos definidos mediante XHTML y el aspecto que deben presentar esos contenidos.</text:span><text:span text:style-name="T5"> </text:span></text:p>
      <text:p text:style-name="P8">10. ¿Cómo se denomina al proceso de transformación de caracteres en secuencias de números?</text:p>
      <text:p text:style-name="P8"><text:span text:style-name="T34">El proceso de transformación de caracteres en secuencias de números se denomina </text:span><text:span text:style-name="Strong_20_Emphasis"><text:span text:style-name="T37">codificación de caracteres </text:span></text:span><text:span text:style-name="T34">y cada una de las tablas que se han definido para realizar la transformación se conocen con el nombre de </text:span><text:span text:style-name="Strong_20_Emphasis"><text:span text:style-name="T37">páginas de código</text:span></text:span><text:span text:style-name="T34">.</text:span> </text:p>
      <text:p text:style-name="P8">11. ¿ Cual es una de las codificaciones más conocidas (y una de las primeras que se publicaron)?</text:p>
      <text:p text:style-name="P40">Una de las codificaciones más conocidas, es la codificación ASCII</text:p>
      <text:p text:style-name="P8"><text:soft-page-break/>12. ¿Cómo se denominan cada una de las palabras que se emplean para marcar el inicio y el final de una sección?</text:p>
      <text:p text:style-name="P40">Cada una de las palabras que se emplean para marcar el inicio y el final de una sección se denominan etiquetas</text:p>
      <text:p text:style-name="P8">13. ¿Cuál es la principal ventaja de los lenguajes de etiquetas?</text:p>
      <text:p text:style-name="P8"><text:span text:style-name="T34">La principal ventaja de los lenguajes de etiquetas es que son muy sencillos de leer y escribir por parte de las personas y de los sistemas electrónicos. La principal desventaja es que pueden aumentar mucho el tamaño del documento, por lo que en general se utilizan etiquetas con nombres muy cortos.</text:span> </text:p>
      <text:p text:style-name="P8">14. ¿Cuál es la principal desventaja de los lenguajes de etiquetas?</text:p>
      <text:p text:style-name="P12"><text:span text:style-name="T34">La principal </text:span><text:span text:style-name="T35">desventaja es que el diseño es más lento, </text:span><text:span text:style-name="T36">tiene un lenguaje estático y las etiquetas son limitadas</text:span></text:p>
      <text:p text:style-name="P8">15. ¿En qué dos partes se dividen las páginas HTML?</text:p>
      <text:p text:style-name="P41">Las páginas HTML se dividen en dos partes: la cabecera y el cuerpo. </text:p>
      <text:p text:style-name="P8">16. ¿Qué información incluye la cabecera?</text:p>
      <text:p text:style-name="P41">La cabecera incluye información sobre la propia página, como por ejemplo su título y su idioma.</text:p>
      <text:p text:style-name="P8">17. ¿Qué información incluye el cuerpo?</text:p>
      <text:p text:style-name="P41">El cuerpo de la página incluye todos sus contenidos, como párrafos de texto e imágenes.</text:p>
      <text:p text:style-name="P8">18. ¿Para que el código HTML funcione correctamente, ¿es imprescindible utilizar un editor de texto sin formato o con formato? Indica dos para linux y dos para windows.</text:p>
      <text:p text:style-name="P42">Es imprescindible utilizar un editor de texto sin formato. SI el sistema operativo es windows se puede utilizar Bloc de notas, wordpad, y en linux se puede utilizar Gedit y kedit</text:p>
      <text:p text:style-name="P8">19. ¿Cuáles son las tres etiquetas principales de un documento HTML?</text:p>
      <text:p text:style-name="P20">las tres etiquetas principales de un documento HTML (&lt;html&gt;, &lt;head&gt;, &lt;body&gt;):</text:p>
      <text:p text:style-name="P8">20. ¿Qué etiqueta se emplea para incluir un enlace en una página?</text:p>
      <text:p text:style-name="P25">&lt;<text:span text:style-name="T42">href&gt;</text:span></text:p>
      <text:p text:style-name="P8">21. ¿Cuáles son los cuatro atributos básicos?</text:p>
      <text:p text:style-name="P20">id = "texto"<text:tab/>Establece un identificador único a cada elemento dentro de una página HTML</text:p>
      <text:p text:style-name="P20">class = "texto"<text:tab/>Establece la clase CSS que se aplica a los estilos del elemento</text:p>
      <text:p text:style-name="P20">style = "texto"<text:tab/>Establece de forma directa los estilos CSS de un elemento</text:p>
      <text:p text:style-name="P20">title = "texto"<text:tab/>Establece el título a un elemento (mejora la accesibilidad y los navegadores lo muestran cuando el usuario pasa el ratón por encima del elemento)</text:p>
      <text:p text:style-name="P11">22. Los atributos de eventos…. ¿sólo se utilizan en las páginas web que incluyen código JavaScript para realizar acciones dinámicas sobre los elementos de la página?</text:p>
      <text:p text:style-name="P21">Estos atributos sólo se utilizan en las páginas web que incluyen código JavaScript para realizar acciones dinámicas sobre los elementos de la página.</text:p>
      <text:p text:style-name="P8">23. ¿Qué atributo permite establecer una tecla para acceder de forma rápida a cualquier elemento?</text:p>
      <text:p text:style-name="P20"><text:s/>el atributo accesskey permite establecer una tecla para acceder de forma rápida a cualquier elemento.</text:p>
      <text:p text:style-name="P8"/>
      <text:p text:style-name="P8"><text:soft-page-break/>24. ¿Por qué está formado un elemento HTML?</text:p>
      <text:p text:style-name="P20"><text:span text:style-name="T42">U</text:span>n elemento HTML es mucho más que una etiqueta, ya que está formado por:</text:p>
      <text:p text:style-name="P20"><text:tab/>Una etiqueta de apertura.</text:p>
      <text:p text:style-name="P20"><text:tab/>Cero o más atributos.</text:p>
      <text:p text:style-name="P20"><text:tab/>Texto encerrado por la etiqueta.</text:p>
      <text:p text:style-name="P20"><text:tab/>Una etiqueta de cierre.</text:p>
      <text:p text:style-name="P20">El texto encerrado por la etiqueta es opcional, ya que algunas etiquetas de HTML no pueden encerrar ningún texto. El siguiente esquema muestra un elemento HTML, formado por una etiqueta &lt;p&gt;, atributos y contenidos de texto:</text:p>
      <text:p text:style-name="P8">25. ¿En qué dos grupos clasifica el lenguaje HTML a todos los elementos?</text:p>
      <text:p text:style-name="P20">elementos en línea (inline elements en inglés) y elementos de bloque (block elements en inglés).</text:p>
      <text:p text:style-name="P8">26. ¿Qué elementos siempre empiezan en una nueva línea y ocupan todo el espacio disponible hasta el final de la línea, aunque sus contenidos no lleguen hasta el final de la línea?</text:p>
      <text:p text:style-name="P20">Los elementos de bloque siempre empiezan en una nueva línea y ocupan todo el espacio disponible hasta el final de la línea, aunque sus contenidos no lleguen hasta el final de la línea.</text:p>
      <text:p text:style-name="P8">27. ¿Qué elementos sólo ocupan el espacio necesario para mostrar sus contenidos?</text:p>
      <text:p text:style-name="P20">los elementos en línea sólo ocupan el espacio necesario para mostrar sus contenidos.</text:p>
      <text:p text:style-name="P8">28. En el siguiente código de ejemplo</text:p>
      <text:p text:style-name="P1">&lt;<text:span text:style-name="T1">html</text:span>&gt;</text:p>
      <text:p text:style-name="P7"><text:s text:c="8"/><text:span text:style-name="T4">&lt;</text:span><text:span text:style-name="T2">head</text:span><text:span text:style-name="T4">&gt;</text:span></text:p>
      <text:p text:style-name="P7"><text:s text:c="16"/><text:span text:style-name="T4">&lt;</text:span><text:span text:style-name="T2">title</text:span><text:span text:style-name="T4">&gt;Exemplo de elementos en líña e de bloque&lt;/</text:span><text:span text:style-name="T2">title</text:span><text:span text:style-name="T4">&gt;</text:span></text:p>
      <text:p text:style-name="P7"><text:s text:c="8"/><text:span text:style-name="T4">&lt;/</text:span><text:span text:style-name="T2">head</text:span><text:span text:style-name="T4">&gt;</text:span></text:p>
      <text:p text:style-name="P48"/>
      <text:p text:style-name="P7"><text:s text:c="8"/><text:span text:style-name="T4">&lt;</text:span><text:span text:style-name="T2">body</text:span><text:span text:style-name="T4">&gt;</text:span></text:p>
      <text:p text:style-name="P7"><text:s text:c="16"/><text:span text:style-name="T4">&lt;</text:span><text:span text:style-name="T2">p</text:span><text:span text:style-name="T4">&gt;Os párrafos son ...&lt;/</text:span><text:span text:style-name="T2">p</text:span><text:span text:style-name="T4">&gt;</text:span></text:p>
      <text:p text:style-name="P7"><text:s text:c="8"/><text:span text:style-name="T4">&lt;</text:span><text:span text:style-name="T2">a</text:span><text:span text:style-name="T4"> </text:span><text:span text:style-name="T9">href</text:span><text:span text:style-name="T12">=</text:span><text:span text:style-name="T15">"http://www.google.com"</text:span><text:span text:style-name="T4">&gt;Os enlaces son ...&lt;/</text:span><text:span text:style-name="T2">a</text:span><text:span text:style-name="T4">&gt;</text:span></text:p>
      <text:p text:style-name="P7"><text:s text:c="8"/><text:span text:style-name="T4">&lt;</text:span><text:span text:style-name="T2">p</text:span><text:span text:style-name="T4">&gt;Dentro dun párrafo, &lt;</text:span><text:span text:style-name="T2">a</text:span><text:span text:style-name="T4"> </text:span><text:span text:style-name="T9">href</text:span><text:span text:style-name="T12">=</text:span><text:span text:style-name="T15">"http://www.google.com"</text:span><text:span text:style-name="T4">&gt;os <text:s text:c="6"/>enlaces&lt;/</text:span><text:span text:style-name="T2">a</text:span><text:span text:style-name="T4">&gt;</text:span></text:p>
      <text:p text:style-name="P7"><text:s text:c="8"/><text:span text:style-name="T4">seguen siendo elementos en ....&lt;/</text:span><text:span text:style-name="T2">p</text:span><text:span text:style-name="T4">&gt;</text:span></text:p>
      <text:p text:style-name="P7"><text:s text:c="8"/><text:span text:style-name="T4">&lt;/</text:span><text:span text:style-name="T2">body</text:span><text:span text:style-name="T4">&gt;</text:span></text:p>
      <text:p text:style-name="P3">&lt;/<text:span text:style-name="T1">html</text:span>&gt;</text:p>
      <text:p text:style-name="P8">¿Cuáles son elementos en linea y en bloque?</text:p>
      <text:p text:style-name="P26">Los enlaces son elementos en línea independientemente de que esté dentro de un parágrafo o no, y por otra parte, los párrafos son elementos de bloque</text:p>
      <text:p text:style-name="P8">29. ¿Cuáles son las cinco restricciones básicas que introduce XHTML respecto a HTML en la sintaxis de sus etiquetas?</text:p>
      <text:p text:style-name="P8"><text:tab/><text:span text:style-name="T39">Las etiquetas se deben cerrar de acuerdo a como se abren, Los nombres de las etiquetas y atributos siempre se escriben en minúsculas, El valor de los atributos siempre se encierra con comillas, <text:s/>Los atributos no se pueden comprimir y todas las etiquetas deben cerrarse siempre.</text:span></text:p>
      <text:p text:style-name="P8"/>
      <text:p text:style-name="P8"><text:soft-page-break/>30. ¿Entre qué etiquetas debe encerrarse el código JavaScript? ¿Por qué?</text:p>
      <text:p text:style-name="P20"><text:span text:style-name="T43">E</text:span>l código JavaScript debe encerrarse entre unas etiquetas especiales (&lt;![CDATA[ y ]]&gt;) para evitar que el navegador interprete de forma errónea caracteres como &amp; y &lt;.</text:p>
      <text:p text:style-name="P8">31. ¿Cuál es la forma más sencilla de estructurar un texto?</text:p>
      <text:p text:style-name="P20">La forma más sencilla de estructurar un texto consiste en separarlo por párrafos. Además, HTML permite incluir títulos que delimitan cada una de las secciones.</text:p>
      <text:p text:style-name="P13">32. ¿HTML permite crear secciones de ha<text:span text:style-name="T43">s</text:span>ta cuentos niveles de importancia? ¿Cuál es el nivel más importante y cuál el menos?</text:p>
      <text:p text:style-name="P27">Permite crear secciones de hasta 6 niveles de importancia siendo el nivel &lt;h1&gt; <text:s/>el más alto y &lt;h6&gt; el más bajo</text:p>
      <text:p text:style-name="P13">33. ¿Los navegadores asignan de forma automáticamente el tamaño del título de cada sección en función de su importancia?</text:p>
      <text:p text:style-name="P22">Los navegadores asignan de forma automáticamente el tamaño del título de cada sección en función de su importancia. Así, los títulos de sección &lt;h1&gt; se muestran con el tamaño de letra más grande, ya que son el nivel jerárquico superior, mientras que los títulos de sección &lt;h6&gt; se visualizan con un tamaño de letra muy pequeño, adecuado para el nivel jerárquico de menor importancia.</text:p>
      <text:p text:style-name="P8">34. ¿El aspecto que los navegadores aplican por defecto a los títulos de sección se puede modificar?</text:p>
      <text:p text:style-name="P20">el aspecto que los navegadores aplican por defecto a los títulos de sección se puede modificar utilizando las hojas de estilos de CSS.</text:p>
      <text:p text:style-name="P8">35. ¿Cual etiqueta marca un texto indicando que su importancia es mayor que la del resto del texto?</text:p>
      <text:p text:style-name="P27">La etiqueta &lt;em&gt;</text:p>
      <text:p text:style-name="P8">36. ¿Cual etiqueta indica que un determinado texto es de la mayor importancia dentro de la página?</text:p>
      <text:p text:style-name="P27">La etiqueta &lt;strong&gt;</text:p>
      <text:p text:style-name="P8">37. ¿Como muestran por defecto los navegadores los elementos &lt;em&gt;? ¿y los &lt;strong&gt;?</text:p>
      <text:p text:style-name="P20">Por defecto, los navegadores muestran los elementos &lt;em&gt; en cursiva para hacer evidente su importancia y muestran los elementos &lt;strong&gt; en negrita, para indicar que son los más importantes:</text:p>
      <text:p text:style-name="P8">38. Por defecto, el texto eliminado se muestra tachado de forma que el usuario pueda identificarlo fácilmente como un texto que formaba parte del texto original y que ya no tiene validez. ¿Con qué etiqueta se hace esto?</text:p>
      <text:p text:style-name="P27">Con la etiqueta &lt;del&gt;</text:p>
      <text:p text:style-name="P8">39. ¿Qué etiqueta marca las abreviaturas de un texto?</text:p>
      <text:p text:style-name="P27">La etiqueta &lt;abbr&gt;</text:p>
      <text:p text:style-name="P8">40. ¿Qué etiqueta se emplea para marcar las siglas o acrónimos del texto?</text:p>
      <text:p text:style-name="P27">La etiqueta &lt;acronym&gt;</text:p>
      <text:p text:style-name="P8">41. ¿Qué etiqueta permite incluir la definición de una palabra extraña o cuyo uso está restringido a un entorno muy determinado?</text:p>
      <text:p text:style-name="P28">La etiqueta &lt;define&gt;</text:p>
      <text:p text:style-name="P8">42. ¿Qué etiqueta se puede utilizar para marcar un texto como una citación?</text:p>
      <text:p text:style-name="P27">La etiqueta &lt;cite&gt;</text:p>
      <text:p text:style-name="P8"><text:soft-page-break/>43. ¿Qué etiqueta incluye el estándar HTML/XHTML para marcar cualquier elemento que no se puede marcar con las otras etiquetas definidas?</text:p>
      <text:p text:style-name="P20"><text:span text:style-name="T44">E</text:span>l estándar HTML/XHTML incluye una etiqueta llamada &lt;span&gt; que se emplea para marcar cualquier elemento que no se puede marcar con las otras etiquetas definidas.</text:p>
      <text:p text:style-name="P8">44. La etiqueta se visualiza por defecto con el mismo aspecto que el texto normal. Por tanto es habitual utilizar esta etiqueta junto con los atributos id y class para modificar posteriormente su aspecto con CSS. ¿Verdadero o falso?</text:p>
      <text:p text:style-name="P8"/>
      <text:p text:style-name="P8">45. ¿Qué etiqueta se utiliza para incluir una nueva línea en un punto y forzar a que el texto que sigue se muestre en la línea inferior?</text:p>
      <text:p text:style-name="P29">Verdadero, La etiqueta &lt;span&gt; se visualiza por defecto con el mismo aspecto que el texto normal. Por tanto es habitual utilizar esta etiqueta junto con los atributos id y class para modificar posteriormente su aspecto con CSS</text:p>
      <text:p text:style-name="P8">46. ¿Cuál es la particularidad de la etiqueta?</text:p>
      <text:p text:style-name="P20">La etiqueta &lt;span&gt; sólo se puede utilizar para encerrar contenidos y etiquetas en línea. Cuando se quieren estructurar elementos de bloque, se utiliza la etiqueta &lt;div&gt;.</text:p>
      <text:p text:style-name="P8">57. ¿Por qué texto se debe sustituir cada nuevo espacio en blanco por el texto para incluir espacios en blanco adicionales?</text:p>
      <text:p text:style-name="P20">Para incluir espacios en blanco adicionales, se debe sustituir cada nuevo espacio en blanco por el texto &amp;nbsp;</text:p>
      <text:p text:style-name="P8">58. Quieres mostrar en una página web un texto que no se puede modificar. ¿Qué etiqueta utilizarías?</text:p>
      <text:p text:style-name="P20">En estos casos, se puede utiliza la etiqueta &lt;pre&gt;, que muestra el texto tal y como se ha escrito, respetando todos los espacios en blanco y todas las nuevas líneas.</text:p>
      <text:p text:style-name="P8">59. Quieres mostrar en una página web código fuente de una aplicación. ¿Qué etiqueta utilizarías?</text:p>
      <text:p text:style-name="P8"><text:s/><text:span text:style-name="T40">L</text:span><text:span text:style-name="T29">a etiqueta &lt;code&gt;, que se utiliza para mostrar código fuente de cualquier lenguaje de programación.</text:span></text:p>
      <text:p text:style-name="P8">60. Los caracteres que utiliza HTML para definir sus etiquetas (&lt;, &gt; y ") no se pueden utilizar libremente. ¿Qué entidades equivalentes podrías utilizar?</text:p>
      <text:p text:style-name="P29">Utilizaría &amp;lt; (&lt;), &amp;gt; (&gt;) y &amp;quot; (“)</text:p>
      <text:p text:style-name="P8">61. ¿Con qué entidad podemos reemplazar la ñ? ¿Y la letra á acentuada? ¿Y el €?</text:p>
      <text:p text:style-name="P30">Utilizaría &amp;ntilde; (ñ), &amp;aacute; (á) y &amp;euro; (€)</text:p>
      <text:p text:style-name="P45"><text:span text:style-name="T17">62. Si se considera la siguiente URL: </text:span><text:a xlink:type="simple" xlink:href="http://www.librosweb.es/xhtml/capitulo4.html" text:style-name="Internet_20_link" text:visited-style-name="Visited_20_Internet_20_Link"><text:span text:style-name="T20">http://www.librosweb.es/xhtml/capitulo4.html</text:span></text:a></text:p>
      <text:p text:style-name="P8">¿Qué partes componen la URL anterior?</text:p>
      <text:p text:style-name="P8"><text:span text:style-name="T29">Protocolo (http://), Servidor (</text:span><text:a xlink:type="simple" xlink:href="http://www.librosweb.es/" text:style-name="Internet_20_link" text:visited-style-name="Visited_20_Internet_20_Link">www.librosweb.es</text:a><text:span text:style-name="T29">), Ruta (/xhtml/capitulo4.html)</text:span></text:p>
      <text:p text:style-name="P45"><text:span text:style-name="T17">63. Si se considera la siguiente URL: </text:span><text:a xlink:type="simple" xlink:href="http://www.alistapart.com/comments/webstandards2008?page=5#42" text:style-name="Internet_20_link" text:visited-style-name="Visited_20_Internet_20_Link"><text:span text:style-name="T20">http://www.alistapart.com/comments/webstandards2008?page=5#42</text:span></text:a></text:p>
      <text:p text:style-name="P8">¿Qué partes componen la URL anterior?</text:p>
      <text:p text:style-name="P8"><text:span text:style-name="T29">Protocolo (http://), Servidor (</text:span><text:a xlink:type="simple" xlink:href="http://www.alistapart.com/" text:style-name="Internet_20_link" text:visited-style-name="Visited_20_Internet_20_Link">www.alistapart.com</text:a><text:span text:style-name="T29">), Ruta (/comments/webstandards2008), Consulta (?page=5), Sección (#42)</text:span></text:p>
      <text:p text:style-name="P8"/>
      <text:p text:style-name="P8"><text:soft-page-break/>64. ¿Qué URL incluyen todas las partes de la URL (protocolo, servidor y ruta) por lo que no se necesita más información para obtener el recurso enlazado?</text:p>
      <text:p text:style-name="P8"/>
      <text:p text:style-name="P8">65. ¿Qué URL prescinden de algunas partes de las URL para hacerlas más breves?</text:p>
      <text:p text:style-name="P8"/>
      <text:p text:style-name="P45"><text:span text:style-name="T17">66. </text:span><text:a xlink:type="simple" xlink:href="http://www.ejemplo.com/ruta1/ruta2/pagina2.html" text:style-name="Internet_20_link" text:visited-style-name="Visited_20_Internet_20_Link"><text:span text:style-name="T20">http://www.ejemplo.com/ruta1/ruta2/pagina2.html</text:span></text:a><text:span text:style-name="T17"> es una ruta… </text:span><text:span text:style-name="T22">Absoluta</text:span></text:p>
      <text:p text:style-name="P8"/>
      <text:p text:style-name="P45"><text:span text:style-name="T17">67. /ruta1/ruta2/pagina2.htm</text:span><text:span text:style-name="T19">l</text:span><text:span text:style-name="T17"> es una ruta… </text:span><text:span text:style-name="T22">Relativa</text:span></text:p>
      <text:p text:style-name="P8"/>
      <text:p text:style-name="P8">68.¿Mediante qué etiqueta se crean los enlaces en HTML?</text:p>
      <text:p text:style-name="P31">La etiqueta &lt;a&gt;</text:p>
      <text:p text:style-name="P8">69. ¿Cuál es el atributo más importante de la etiqueta &lt;a&gt; que se utiliza para indicar la URL a la que apunta el enlace.?</text:p>
      <text:p text:style-name="P31">El atributo &lt;href&gt;</text:p>
      <text:p text:style-name="P8">70. ¿Qué atributo de la etiqueta &lt;a&gt; permite definir enlaces dentro de una misma página web?</text:p>
      <text:p text:style-name="P20"><text:span text:style-name="T45">El atributo &lt;</text:span>name&gt;, que permite definir enlaces dentro de una misma página web.</text:p>
      <text:p text:style-name="P13">71. ¿Qué atributo de la etiqueta &lt;a&gt; permite indicar al navegador el idioma del recurso que se enlaza? ¿Cuál es el codigo de idioma del español de España?</text:p>
      <text:p text:style-name="P22">hreflang = "codigo_idioma" - Idioma del recurso enlazado</text:p>
      <text:p text:style-name="P8">72. ¿Qué atributo de la etiqueta &lt;a&gt; permite "avisar" al navegador sobre el tipo de contenido que se enlaza (imágenes, archivos, etc.) para que pueda preparase en caso de que no entienda ese contenido? Indica dos de sus tipos de contenido más habituales</text:p>
      <text:p text:style-name="P20">type = "tipo_de_contenido" - Permite "avisar" al navegador sobre el tipo de contenido que se enlaza (imágenes, archivos, etc.) para que pueda preparase en caso de que no entienda ese contenid<text:span text:style-name="T45">o. </text:span><text:span text:style-name="T46">Los dos tipos de contenidos más habituales son: </text:span><text:span text:style-name="T45">image/png" (imágenes con formato PNG) </text:span><text:span text:style-name="T46">y</text:span><text:span text:style-name="T45"> "text/html" (páginas HTML).</text:span></text:p>
      <text:p text:style-name="P8">73. ¿Qué atributo de la etiqueta &lt;a&gt; permite indicar la relación que la página actual tiene con la página a la que se enlaza? ¿Cuál la relación que tiene la página enlazada con la página actual?</text:p>
      <text:p text:style-name="P20">rel = "tipo_de_relacion" - Describe la relación del documento actual con el recurso enlazado <text:span text:style-name="T45">y rev = "tipo_de_relacion" - Describe la relación del recurso enlazado con el documento actual</text:span></text:p>
      <text:p text:style-name="P8">74. ¿Cuales son dos de las codificaciones más utlizadas?</text:p>
      <text:p text:style-name="P8"><text:s/><text:span text:style-name="T41">L</text:span><text:span text:style-name="T29">as codificaciones más utilizadas son UTF-8 y ISO-8859-1</text:span></text:p>
      <text:p text:style-name="P8">75. ¿Qué dos etiquetas define HTML para enlazar recursos que se deben cargar automáticamente? ¿Qué hace el navegador cuando encuentra alguna de estas dos etiquetas?</text:p>
      <text:p text:style-name="P20">HTML define las etiquetas &lt;script&gt; y &lt;link&gt; para enlazar recursos que se deben cargar automáticamente. Cuando el navegador encuentra alguna de estas dos etiquetas, descarga los recursos enlazados y los aplica a la página web.</text:p>
      <text:p text:style-name="P20"/>
      <text:p text:style-name="P8"/>
      <text:p text:style-name="P8"><text:soft-page-break/>76. ¿cuál es el uso más habitual de &lt;script&gt;? Pon un ejemplo.</text:p>
      <text:p text:style-name="P20">Aunque la etiqueta &lt;script&gt; permite enlazar código de varios lenguajes de programación, el uso habitual de &lt;script&gt; consiste en enlazar un archivo JavaScript externo</text:p>
      <text:p text:style-name="P8">77. ¿La etiqueta &lt;script&gt; también permite incluir en la página web un bloque de código JavaScript? ¿Dónde se debe insertar el código JavaScript cuando se incluye en la propia página XHTML? Pon un ejemplo:</text:p>
      <text:p text:style-name="P32">Si, Cuando se incluye código JavaScript en la propia página XHTML, se debe insertar dentro de una sección especial llamada CDATA. </text:p>
      <text:p text:style-name="P8">78. ¿Para qué son necesarios los caracteres // al comienzo y al final de la sección CDATA?</text:p>
      <text:p text:style-name="P20">Los caracteres // al comienzo y al final de la sección CDATA son necesarios para los navegadores que no son capaces de procesar correctamente estas secciones.</text:p>
      <text:p text:style-name="P8">79. ¿Dónde se incluye normalmente la etiqueta &lt;script&gt;?</text:p>
      <text:p text:style-name="P20">La etiqueta &lt;script&gt; (tanto cuando enlaza, como cuando incluye directamente el código) puede aparecer en cualquier parte del documento HTML, aunque normalmente se incluye dentro de la cabecera de la página (&lt;head&gt;...&lt;/head&gt;).</text:p>
      <text:p text:style-name="P8">80. ¿Donde es obligatorio que se encuentre la etiqueta &lt;link&gt;?</text:p>
      <text:p text:style-name="P20"><text:s/>la etiqueta &lt;link&gt; solamente se puede incluir dentro de la cabecera del documento.</text:p>
      <text:p text:style-name="P8">81. ¿Cuál es el uso habitual de la etiqueta &lt;link&gt;?</text:p>
      <text:p text:style-name="P20">El uso habitual de la etiqueta &lt;link&gt; es el de enlazar las hojas de estilos CSS utilizadas por las páginas web</text:p>
      <text:p text:style-name="P8">82. Según este código de ejemplo:</text:p>
      <text:p text:style-name="P6"><text:s/><text:span text:style-name="T4">&lt;</text:span><text:span text:style-name="T2">a</text:span><text:span text:style-name="T4"> </text:span><text:span text:style-name="T9">href</text:span><text:span text:style-name="T12">=</text:span><text:span text:style-name="T15">"/"</text:span><text:span text:style-name="T4">&gt;Inicio&lt;/</text:span><text:span text:style-name="T2">a</text:span><text:span text:style-name="T4">&gt;</text:span></text:p>
      <text:p text:style-name="P8">¿A donde se avanza al pulsar el enlace anterior desde cualquier página web?</text:p>
      <text:p text:style-name="P20">Al pulsar el enlace anterior desde cualquier página web, se vuelve directamente a la página de inicio, home o página principal del sitio web.</text:p>
      <text:p text:style-name="P8">83. Según este código de ejemplo:</text:p>
      <text:p text:style-name="P1">&lt;<text:span text:style-name="T1">a</text:span> <text:span text:style-name="T8">href</text:span><text:span text:style-name="T11">=</text:span><text:span text:style-name="T14">"mailto:nombre@direccion.com"</text:span> <text:span text:style-name="T8">title</text:span><text:span text:style-name="T11">=</text:span><text:span text:style-name="T14">"Dirección de email para solicitar más información"</text:span>&gt;</text:p>
      <text:p text:style-name="P4">Solicita más información</text:p>
      <text:p text:style-name="P3">&lt;/<text:span text:style-name="T1">a</text:span>&gt;</text:p>
      <text:p text:style-name="P8">¿A donde se avanza al pulsar el enlace anterior?</text:p>
      <text:p text:style-name="P20">Al pinchar sobre el enlace anterior, se abre automáticamente el programa de correo electrónico del ordenador del usuario y se establece la dirección de envío al valor indicado después de mailto: La sintaxis es la misma que la de un enlace normal, salvo que se cambia el prefijo http:// por mailto:</text:p>
      <text:p text:style-name="P45"><text:span text:style-name="T17">84. ¿A dónde parece enlazar este código? &lt;a href="</text:span><text:a xlink:type="simple" xlink:href="ftp://ftp.ejemplo.com/ruta/archivo.zip" text:style-name="Internet_20_link" text:visited-style-name="Visited_20_Internet_20_Link"><text:span text:style-name="T20">ftp://ftp.ejemplo.com/ruta/archivo.zip</text:span></text:a><text:span text:style-name="T17">" title="Archivo comprimido de los contenidos"&gt; Descarga un ZIP con todos los contenidos &lt;/a&gt;</text:span></text:p>
      <text:p text:style-name="P32">Lo enlaza con un servidor FTP</text:p>
      <text:p text:style-name="P17"/>
      <text:p text:style-name="P8"><text:soft-page-break/>85. ¿Qué permite este código?</text:p>
      <text:p text:style-name="P1">&lt;<text:span text:style-name="T1">link</text:span> <text:span text:style-name="T8">rel</text:span><text:span text:style-name="T11">=</text:span><text:span text:style-name="T14">"stylesheet"</text:span> <text:span text:style-name="T8">type</text:span><text:span text:style-name="T11">=</text:span><text:span text:style-name="T14">"text/css"</text:span> <text:span text:style-name="T8">href</text:span><text:span text:style-name="T11">=</text:span><text:span text:style-name="T14">"/css/comun.css"</text:span> /&gt;</text:p>
      <text:p text:style-name="P3">&lt;<text:span text:style-name="T1">link</text:span> <text:span text:style-name="T8">rel</text:span><text:span text:style-name="T11">=</text:span><text:span text:style-name="T14">"stylesheet"</text:span> <text:span text:style-name="T8">type</text:span><text:span text:style-name="T11">=</text:span><text:span text:style-name="T14">"text/css"</text:span> <text:span text:style-name="T8">href</text:span><text:span text:style-name="T11">=</text:span><text:span text:style-name="T14">"/css/secciones.css"</text:span> /&gt;</text:p>
      <text:p text:style-name="P20">Enlazar varias hojas de estilos CSS</text:p>
      <text:p text:style-name="P14">86. ¿Qué es el favicon? ¿Dónde se puede mostrar en los navegadores?</text:p>
      <text:p text:style-name="P23">El favicon o icono para favoritos es el pequeño icono que muestran las páginas en varias partes del navegador. Dependiendo del navegador que se utilice, este icono se muestra en la barra de direcciones, en la barra de título del navegador y/o en el menú de favoritos/marcadores.</text:p>
      <text:p text:style-name="P8"/>
      <text:p text:style-name="P8">87 ¿Qué permite este código?</text:p>
      <text:p text:style-name="P2">&lt;<text:span text:style-name="T1">link</text:span> <text:span text:style-name="T8">rel</text:span><text:span text:style-name="T11">=</text:span><text:span text:style-name="T14">"shortcut icon"</text:span> <text:span text:style-name="T8">href</text:span><text:span text:style-name="T11">=</text:span><text:span text:style-name="T14">"/favicon.ico"</text:span> <text:span text:style-name="T8">type</text:span><text:span text:style-name="T11">=</text:span><text:span text:style-name="T14">"image/ico"</text:span> /&gt;</text:p>
      <text:p text:style-name="P32">Permite enlazar el favicon</text:p>
      <text:p text:style-name="P8">88. ¿Qué permite este código?</text:p>
      <text:p text:style-name="P5"><text:span text:style-name="T6">&lt;</text:span><text:span text:style-name="T3">link</text:span><text:span text:style-name="T6"> </text:span><text:span text:style-name="T10">rel</text:span><text:span text:style-name="T13">=</text:span><text:span text:style-name="T16">"alternate"</text:span><text:span text:style-name="T6"> </text:span><text:span text:style-name="T10">type</text:span><text:span text:style-name="T13">=</text:span><text:span text:style-name="T16">"application/rss+xml"</text:span><text:span text:style-name="T6"> </text:span><text:span text:style-name="T10">title</text:span><text:span text:style-name="T13">=</text:span><text:span text:style-name="T16">"Resumen de todos los artículos del blog"</text:span><text:span text:style-name="T6"> </text:span><text:span text:style-name="T10">href</text:span><text:span text:style-name="T13">=</text:span><text:span text:style-name="T16">"/feed.xml"</text:span><text:span text:style-name="T6"> /&gt;</text:span></text:p>
      <text:p text:style-name="P32">Permite enlazar un archivo RSS</text:p>
      <text:p text:style-name="P8">89. ¿Cuantos y cuáles son los diferentes tipos de listas para agrupar elementos en el lenguaje HTML?</text:p>
      <text:p text:style-name="P20">El lenguaje HTML define tres tipos diferentes de listas para agrupar los elementos: listas no ordenadas (se trata de una colección simple de elementos en la que no importa su orden), listas ordenadas (similar a la anterior, pero los elementos están numerados y por tanto, importa su orden) y listas de definición (un conjunto de términos y definiciones similar a un diccionario).</text:p>
      <text:p text:style-name="P8">90. ¿Cuáles son las listas más sencillas y que más se utilizan?</text:p>
      <text:p text:style-name="P20">Las listas no ordenadas son las más sencillas y las que más se utilizan.</text:p>
      <text:p text:style-name="P8">91. ¿Qué lista es un conjunto de elementos relacionados entre sí pero para los que no se indica un orden o secuencia determinado</text:p>
      <text:p text:style-name="P33">Las listas no ordenadas</text:p>
      <text:p text:style-name="P8">92. En las listas no ordenadas, ¿qué etiqueta encierra todos los elementos de la lista? ¿qué etiqueta cada uno de sus elementos?</text:p>
      <text:p text:style-name="P33">La lista ordenada se abre con &lt;ul&gt; y se cierra con &lt;/ul&gt;</text:p>
      <text:p text:style-name="P8">93. ¿Cómo muestra por defecto los navegadores los elementos de la lista no ordenada? ¿Se puede modificar?</text:p>
      <text:p text:style-name="P20">El navegador por defecto muestra los elementos de la lista tabulados y con una pequeña viñeta formada por un círculo negro. Como ya se sabe, el aspecto con el que se muestran los elementos de las listas se puede modificar mediante las hojas de estilos CSS.</text:p>
      <text:p text:style-name="P8"/>
      <text:p text:style-name="P8"/>
      <text:p text:style-name="P8"/>
      <text:p text:style-name="P8"><text:soft-page-break/>94. ¿En qué tres cosas se diferencian las listas ordenadas a las no ordenadas?</text:p>
      <text:p text:style-name="P33">Se diferencian en: los elementos de las listas ordenadas siguen un orden determinado, Cuando se crea por ejemplo una lista con las instrucciones de un producto, es importante el orden en el que se realiza cada paso. Cuando se muestra un índice o tabla de contenidos en un libro, es importante el orden de cada elemento del índice.</text:p>
      <text:p text:style-name="P8">95. ¿Para qué listas poco utilizadas su funcionamiento es similar al de un diccionario, ya que cada elemento de la lista está formado por términos y definiciones?</text:p>
      <text:p text:style-name="P20">Las listas de definición apenas se utilizan en la mayoría de páginas HTML. Su funcionamiento es similar al de un diccionario, ya que cada elemento de la lista está formado por términos y definiciones.</text:p>
      <text:p text:style-name="P8">96. En las listas de definición, ¿qué etiqueta crea la lista de definición? ¿cuál define el término? ¿cuál la descripción del término?</text:p>
      <text:p text:style-name="P20">La etiqueta &lt;dl&gt; crea la lista de definición y las etiquetas &lt;dt&gt; y &lt;dd&gt; definen respectivamente el término y la descripción de cada elemento de la lista.</text:p>
      <text:p text:style-name="P8">97. ¿Qué dos tipos se deben distinguir dentro de las imágenes que se pueden incluir en una página HTML?</text:p>
      <text:p text:style-name="P20"><text:span text:style-name="T47">S</text:span>e deben distinguir dos tipos: las imágenes de contenido y las imágenes de adorno</text:p>
      <text:p text:style-name="P8">98. ¿Qué son y cómo se deberían mostrar ambas?</text:p>
      <text:p text:style-name="P20">Las imágenes de contenido son las que proporcionan información y complementan la información textual. Las imágenes de adorno son las que se utilizan para hacer bordes redondeados, para mostrar pequeños iconos en las listas de elementos, para mostrar fondos de página, etc. Las imágenes de contenido se incluyen directamente en el código HTML mediante la etiqueta &lt;img&gt; y las imágenes de adorno no se deberían incluir en el código HTML, sino que deberían emplearse hojas de estilos CSS para mostrarlas.</text:p>
      <text:p text:style-name="P8">99. ¿Qué atributo de la etiqueta &lt;img&gt; es similar al atributo href de los enlaces?</text:p>
      <text:p text:style-name="P20">El atributo src es similar al atributo href de los enlaces, ya que establece la URL de la imagen que se va a mostrar en la página. Las URL indicadas pueden ser absolutas o relativas.</text:p>
      <text:p text:style-name="P8">100. ¿Qué atributo es muy importante por cuestiones de accesibilidad ya que es útil para las personas y dispositivos discapacitados que no pueden acceder a las imágenes?</text:p>
      <text:p text:style-name="P20">El atributo alt permite describir el contenido de la imagen mediante un texto breve. Las descripciones deben tener una longitud inferior a 1024 caracteres y son útiles para las personas y dispositivos discapacitados que no pueden acceder a las imágenes.</text:p>
      <text:p text:style-name="P8">101. ¿La etiqueta &lt;img&gt; tiene etiqueta de cierre? ¿cómo debemos utilizarla para que la página XHTML sea válida?</text:p>
      <text:p text:style-name="P20">Como &lt;img&gt; es una etiqueta vacía, no tiene etiqueta de cierre. No obstante, para que la página XHTML sea válida, todas las etiquetas deben estar cerradas. <text:span text:style-name="T47">P</text:span>ara cerrar una etiqueta vacía se incluyen los caracteres /&gt; al final de la etiqueta.</text:p>
      <text:p text:style-name="P8">102. ¿Cuáles son los tres formatos gráficos más habituales que entienden todos los navegadores modernos?</text:p>
      <text:p text:style-name="P20">GIF, JPG y PNG.</text:p>
      <text:p text:style-name="P8"/>
      <text:p text:style-name="P8"/>
      <text:p text:style-name="P8"><text:soft-page-break/>103. ¿Para qué se utilizan los atributos width y height de la etiqueta &lt;img&gt;? ¿Por qué se hace uso en HTML de ellos y no en las CSS?</text:p>
      <text:p text:style-name="P20">Los atributos width y height se utilizan para indicar la anchura y altura con la que se muestran las imágenes, por lo que son los más contradictorios. Como ya se ha comentado, HTML estructura de forma correcta los contenidos de la página y CSS define el aspecto gráfico con el que se muestran los contenidos. En principio, la anchura y la altura con la que se muestra una imagen es parte de su aspecto gráfico, por lo que debería ser propio de CSS y no de XHTML.</text:p>
      <text:p text:style-name="P20">Sin embargo, en la práctica no es viable establecer la anchura y altura de todas las imágenes de contenidos mediante CSS. Si el sitio web dispone de muchas imágenes, la sobrecarga de estilos diferentes que debería definir CSS sería contraproducente. Por este motivo, los atributos width y height son la excepción a la norma de que el código HTML no haga referencia al aspecto de los contenidos.</text:p>
      <text:p text:style-name="P8">104. Si sólo se establece la altura de una imagen, ¿qué anchura mostrará el navegador?</text:p>
      <text:p text:style-name="P20">Si solamente se establece la altura de la imagen, el navegador calcula la anchura necesaria para que se mantenga la proporción de la imagen. De la misma forma, si sólo se establece la anchura de la imagen, el navegador calcula la altura que hace que la imagen se siga viendo con las mismas proporciones.</text:p>
      <text:p text:style-name="P8">105. ¿Qué permite definir diferentes zonas "pinchables" dentro de una imagen? ¿Con qué etiqueta?</text:p>
      <text:p text:style-name="P8"><text:span text:style-name="T29">Un mapa de imagen permite definir diferentes zonas "pinchables" dentro de una imagen. El usuario puede pinchar sobre cada una de las zonas definidas y cada una de ellas puede apuntar a una URL diferente</text:span>. </text:p>
      <text:p text:style-name="P8">106. ¿Cómo se pueden definir en una imagen las zonas o regiones?</text:p>
      <text:p text:style-name="P8"><text:span text:style-name="T29">Para crear un mapa de imagen, en primer lugar se inserta la imagen original mediante la etiqueta &lt;img&gt;. A continuación, se utiliza la etiqueta &lt;map&gt; para definir las zonas o regiones de la imagen. Cada zona se define mediante la etiqueta &lt;area&gt;</text:span>.</text:p>
      <text:p text:style-name="P8">107. ¿Qué etiqueta permite "embeber" o incluir en las páginas HTML cualquier tipo de contenido complejo?</text:p>
      <text:p text:style-name="P20">La etiqueta &lt;object&gt; es la que permite "embeber" o incluir en las páginas HTML cualquier tipo de contenido complejo</text:p>
      <text:p text:style-name="P8">108. ¿Es recomendable el uso de la etiqueta embed? ¿es su uso válido desde el punto de vista del estándar de XHTML? ¿qué otra etiqueta podemos usar en su lugar?</text:p>
      <text:p text:style-name="P20"><text:span text:style-name="T48">S</text:span>e debe tener en cuenta que la solución anterior de utilizar la etiqueta &lt;embed&gt; es correcta desde el punto de vista del usuario (no tiene que esperar a que el vídeo se descargue completamente para poder verlo) pero no es una solución técnicamente válida, ya que la etiqueta &lt;embed&gt; no es parte del estándar XHTML.</text:p>
      <text:p text:style-name="P8">109. ¿Es recomendable utilizar hoy en día las tablas para definir la estructura completa de las páginas web?</text:p>
      <text:p text:style-name="P20">Aunque algunos malos diseñadores siguen utilizando hoy en día las tablas para definir la estructura completa de las páginas web, se trata de una técnica obsoleta y nada recomendable. El motivo es que se complica en exceso el código HTML y su mantenimiento es muy complejo. La solución correcta para definir la estructura de las páginas consiste en la utilización de hojas de estilos CSS.</text:p>
      <text:p text:style-name="P8">110. ¿Con qué tres etiquetas se definen las tablas más sencillas de HTML?</text:p>
      <text:p text:style-name="P20">Las tablas más sencillas de HTML se definen con tres etiquetas: &lt;table&gt; para crear la tabla, &lt;tr&gt; para crear cada fila y &lt;td&gt; para crear cada columna.</text:p>
      <text:p text:style-name="P8"><text:soft-page-break/>111. ¿Qué etiqueta define la celda de datos en una tabla?</text:p>
      <text:p text:style-name="P34">La etiqueta &lt;td&gt;</text:p>
      <text:p text:style-name="P8">112. ¿Qué etiqueta se emplea para definir las celdas que son cabecera de una fila o de una columna de la tabla?</text:p>
      <text:p text:style-name="P35">La etiqueta &lt;th&gt;</text:p>
      <text:p text:style-name="P8">113. ¿Qué etiqueta se emplea para definir la leyenda o título de una tabla?</text:p>
      <text:p text:style-name="P35">La etiqueta &lt;caption&gt;</text:p>
      <text:p text:style-name="P8">114. ¿Las partes que componen las tablas complejas se definen mediante qué etiquetas? ¿Qué hace cada una de ellas?</text:p>
      <text:p text:style-name="P20">Las tablas complejas suelen disponer de una estructura irregular que junta varias columnas para formar una columna ancha o une varias filas para formar una fila más alta que las demás. Para fusionar filas o columnas, se utilizan los atributos rowspan y colspan respectivamente.</text:p>
      <text:p text:style-name="P20">Por lo tanto, si se quieren mostrar menos columnas en una fila, se fusionan mediante el atributo colspan, que indica el número de columnas simples que va a ocupar una determinada celda.</text:p>
      <text:p text:style-name="P35">Y la etiqueta para mostrar menos filas en una columna se utiliza la etiqueta &lt;colspam&gt;</text:p>
      <text:p text:style-name="P8">115. El elemento &lt;tfoot&gt; siempre se escribe después que cualquier elemento &lt;tbody&gt; en el código HTML. ¿Verdadero o falso?</text:p>
      <text:p text:style-name="P35">Falso, Si se define una cabecera y/o un pie, las etiquetas &lt;thead&gt; y/o &lt;tfoot&gt; deben colocarse inmediatamente antes que cualquier etiqueta &lt;tbody&gt;.</text:p>
      <text:p text:style-name="P8">116. Los formularios más sencillos se pueden crear utilizando solamente dos etiquetas. ¿Cuáles son? ¿Qué hace cada una?</text:p>
      <text:p text:style-name="P20">Los formularios más sencillos se pueden crear utilizando solamente dos etiquetas: &lt;form&gt; y &lt;input&gt;. Si se considera el formulario que muestra la siguiente imagen:</text:p>
      <text:p text:style-name="P8">117. La mayoría de formularios utilizan sólo dos atributos la etiqueta &lt;form&gt;. ¿Cuáles son? ¿Qué hacen?</text:p>
      <text:p text:style-name="P20">La mayoría de formularios utilizan sólo los atributos action y method. El atributo action indica la URL de la aplicación del servidor que se encarga de procesar los datos introducidos por los usuarios. Esta aplicación también se encarga de generar la respuesta que muestra el navegador.</text:p>
      <text:p text:style-name="P20">El atributo method establece la forma en la que se envian los datos del formulario al servidor. Este atributo hace referencia al método HTTP, por lo que no es algo propio de HTML.</text:p>
      <text:p text:style-name="P13">118. ¿Qué diferencias existen entre el método POST y el método GET?</text:p>
      <text:p text:style-name="P22">Al margen de otras diferencias técnicas, el método POST permite el envío de mucha más información que el método GET. En general, el método GET admite como máximo el envío de unos 500 bytes de información. La otra gran limitación del método GET es que no permite el envío de archivos adjuntos con el formulario. Además, los datos enviados mediante GET se ven en la barra de direcciones del navegador (se añaden al final de la URL de la página), mientras que los datos enviados mediante POST no se pueden ver tan fácilmente.</text:p>
      <text:p text:style-name="P8">119. ¿Cuál es la regla generar para elegir entre POST y GET?</text:p>
      <text:p text:style-name="P20">existe una regla general que dice que el método GET se debe utilizar en los formularios que no modifican la información (por ejemplo en un formulario de búsqueda). Por su parte, el método POST se debería utilizar cuando el formulario modifica la información original (insertar, modificar o borrar alguna información).</text:p>
      <text:p text:style-name="P8"><text:soft-page-break/>120. ¿Qué atributo de la etiqueta &lt;form&gt; es imprescindible en los formularios que permiten adjuntar archivos?</text:p>
      <text:p text:style-name="P20">Del resto de atributos de la etiqueta &lt;form&gt;, el único que se utiliza ocasionalmente es enctype. Como se explica más adelante, este atributo es imprescindible en los formularios que permiten adjuntar archivos.</text:p>
      <text:p text:style-name="P8">121. ¿Cómo se denominan también los elementos de formulario como botones y cuadros de texto?</text:p>
      <text:p text:style-name="P36">Atributos tipo “type”</text:p>
      <text:p text:style-name="P15">122. El cuadro de texto… </text:p>
      <text:p text:style-name="P15">A) Se trata del elemento más utilizado en los formularios. </text:p>
      <text:p text:style-name="P15">B) En el caso más sencillo, se muestra un cuadro de texto vacío en el que el usuario puede escribir cualquier texto </text:p>
      <text:p text:style-name="P15">C) El atributo type diferencia a cada uno de los diez controles que se pueden crear con la etiqueta &lt;input&gt;. Para los cuadros de texto, su valor es text.</text:p>
      <text:p text:style-name="P15">D) Todas las anteriores son correctas</text:p>
      <text:p text:style-name="P36">Respuesta:<text:span text:style-name="T49">D)</text:span></text:p>
      <text:p text:style-name="P16">123. Sobre el atributo name… </text:p>
      <text:p text:style-name="P16">A) es el más importante en los campos del formulario. </text:p>
      <text:p text:style-name="P16">B) si un campo no incluye el atributo name, sus datos no se envían al servidor. </text:p>
      <text:p text:style-name="P16">C) el valor que se indica en el atributo name es el nombre que utiliza la aplicación del servidor para obtener el valor de este campo de formulario.</text:p>
      <text:p text:style-name="P16">D) Todas las anteriores son correctas</text:p>
      <text:p text:style-name="P37">Respuesta:D)</text:p>
      <text:p text:style-name="P16">124. Sobre los siguientes atributos en los cuadros de texto </text:p>
      <text:p text:style-name="P16">a) El atributo value se emplea para establecer el valor inicial del cuadro de texto. </text:p>
      <text:p text:style-name="P16">b) El atributo size permite establecer el tamaño, en caracteres, con el que se muestra el cuadro de texto. </text:p>
      <text:p text:style-name="P16">c) El atributo maxlength permite establecer el máximo número de caracteres que el usuario puede introducir en un cuadro de texto.</text:p>
      <text:p text:style-name="P16">d) Todas las anteriores son correctas.</text:p>
      <text:p text:style-name="P37">Respuesta:D)</text:p>
      <text:p text:style-name="P8">125. ¿Cuál es la única diferencia entre este control y el cuadro de texto normal?</text:p>
      <text:p text:style-name="P24">La única diferencia entre este control y el cuadro de texto normal es que el texto que el usuario escribe en un cuadro de contraseña no se ve en la pantalla. En su lugar, los navegadores ocultan el texto utilizando asteriscos o círculos, por lo que es ideal para escribir contraseñas y otros datos sensibles.</text:p>
      <text:p text:style-name="P8">126. ¿Cómo se transforma el cuadro de texto normal en un cuadro de contraseña?</text:p>
      <text:p text:style-name="P8"><text:span text:style-name="T29">Cambiando el valor del atributo type por password se transforma el cuadro de texto normal en un cuadro de contraseña. Todos los demás atributos se utilizan de la misma forma y tienen el mismo significado</text:span>.</text:p>
      <text:p text:style-name="P8"/>
      <text:p text:style-name="P8"><text:soft-page-break/>127. ¿Cuáles son los controles de formulario que permiten al usuario seleccionar y deseleccionar opciones individualmente? ¿Cuál es el valor del atributo type para estos controles de formulario?</text:p>
      <text:p text:style-name="P20">Los checkbox o "casillas de verificación" son controles de formulario que permiten al usuario seleccionar y deseleccionar opciones individualmente, <text:span text:style-name="T49">e</text:span>l valor del atributo type para estos controles de formulario es checkbox.</text:p>
      <text:p text:style-name="P8">128. ¿Cómo se debe hacer si se quiere mostrar un checkbox seleccionado por defecto?</text:p>
      <text:p text:style-name="P20">Si se quiere mostrar un checkbox seleccionado por defecto, se utiliza el atributo checked.</text:p>
      <text:p text:style-name="P8">129. ¿Cuáles son los controles similares a los controles de tipo checkbox, pero presentan que a diferencia de estos son mutuamente excluyentes? ¿Cuál es el valor del atributo type para estos controles? ¿Cúal es el atributo que se emplea para indicar los radiobutton que están relacionados?</text:p>
      <text:p text:style-name="P20">Los controles de tipo radiobutton son similares a los controles de tipo checkbox, pero presentan una diferencia muy importante: son mutuamente excluyentes. Los radiobutton se utilizan cuando el usuario solamente puede escoger una opción entre las distintas opciones relacionadas que se le presentan. Cada vez que se selecciona una opción, automáticamente se deselecciona la otra opción que estaba seleccionaba.</text:p>
      <text:p text:style-name="P8">130. ¿Cuál es el valor del atributo type para el botón de envío de formulario?</text:p>
      <text:p text:style-name="P20">El valor del atributo type para este control de formulario es submit.</text:p>
      <text:p text:style-name="P8">131. Los formularios también permiten adjuntar archivos para subirlos al servidor. ¿Cuál es el valor del atributo type para este control de formulario?</text:p>
      <text:p text:style-name="P20">El valor del atributo type para este control de formulario es file.</text:p>
      <text:p text:style-name="P8">132. Si se incluye un control para adjuntar archivos, es obligatorio añadir el atributo enctype en la etiqueta &lt;form&gt; del formulario. ¿Verdadero o falso? El valor del atributo enctype debe ser multipart/form-data. ¿Verdadero o falso?</text:p>
      <text:p text:style-name="P20">Si se incluye un control para adjuntar archivos, es obligatorio añadir el atributo enctype en la etiqueta &lt;form&gt; del formulario. El valor del atributo enctype debe ser multipart/form-data, por lo que la etiqueta &lt;form&gt; de los formularios que permiten adjuntar archivos siempre es:</text:p>
      <text:p text:style-name="P8">133. ¿Para qué se utilizan los campos ocultos? ¿Cuál es el valor del atributo type para este control de formulario?</text:p>
      <text:p text:style-name="P20">Los campos ocultos se emplean para añadir información oculta en el formulario, El valor del atributo type para este control de formulario es hidden</text:p>
      <text:p text:style-name="P8">134. ¿Cuál es el valor del atributo type para definir un botón de tipo genérico? ¿Qué es necesario para que estos botones sean útiles?</text:p>
      <text:p text:style-name="P20">El valor del atributo type para este control de formulario es button, <text:span text:style-name="T50">e</text:span>ste tipo de botones sólo son útiles si se utilizan junto con el lenguaje de programación JavaScript. Si la página incluye código JavaScript, los botones de este tipo se pueden programar para que realicen cualquier tarea compleja cuando se pulsa sobre ellos.</text:p>
      <text:p text:style-name="P8">135. ¿Qué etiqueta agrupa campos del formulario? ¿Qué etiqueta asigna un nombre a cada grupo?</text:p>
      <text:p text:style-name="P20">La etiqueta &lt;fieldset&gt; agrupa campos del formulario y la etiqueta &lt;legend&gt; asigna un nombre a cada grupo.</text:p>
      <text:p text:style-name="P8">136. ¿Qué etiqueta se utiliza para establecer el título de cada campo del formulario?</text:p>
      <text:p text:style-name="P38">La etiqueta label</text:p>
      <text:p text:style-name="P18"/>
      <text:p text:style-name="P8"><text:soft-page-break/>137. ¿Cuál es la principal ventaja de utilizar &lt;label&gt;?</text:p>
      <text:p text:style-name="P20">La principal ventaja de utilizar &lt;label&gt; es que el código HTML está mejor estructurado y se mejora su accesibilidad.</text:p>
      <text:p text:style-name="P8">138. ¿Qué etiqueta se emplea para incluir un área de texto en un formulario?</text:p>
      <text:p text:style-name="P38">La etiqueta &lt;textarea&gt;</text:p>
      <text:p text:style-name="P8">139. ¿Qué etiqueta se emplea para incluir una lista desplegable en un formulario? ¿Qué etiqueta se emplea para definir cada elemento de una lista desplegable?</text:p>
      <text:p text:style-name="P38">La etiqueta &lt;select&gt; y la etiqueta &lt;option&gt;</text:p>
      <text:p text:style-name="P8">140. ¿Qué etiqueta se utiliza para agrupar los elementos que forman cada zona o división de una página?</text:p>
      <text:p text:style-name="P38">La etiqueta &lt;optgroup&gt;</text:p>
      <text:p text:style-name="P8">141. Cita alguno de los nombres comunmente utilizados para identificar las divisiones de una web.</text:p>
      <text:p text:style-name="P20"><text:s/>Los nombres más comunes, y sus equivalentes en inglés, se muestran a continuación:</text:p>
      <text:p text:style-name="P20"><text:span text:style-name="T51">C</text:span>ontenedor (wrapper) suele encerrar la mayor parte de los contenidos de la página y se emplea para definir las características básicas de la página: su anchura, sus bordes, imágenes laterales, si se centra o no respecto de la ventana del navegador, etc.</text:p>
      <text:p text:style-name="P20">cabecera (header) que incluye todos los elementos invariantes de la parte superior de la página (logotipo, imagen o banner, cuadro de búsqueda superior, etc.)</text:p>
      <text:p text:style-name="P20">contenido (content) engloba el contenido principal del sitio (la zona de noticias, la zona de artículos, la zona de productos, etc. dependiendo del tipo de sitio web)</text:p>
      <text:p text:style-name="P20">menu (menu) se emplea para agrupar todos los elementos del menú lateral de navegación de la página</text:p>
      <text:p text:style-name="P20">pie (footer) que incluye todos los elementos invariantes de la parte inferior de la página (aviso de copyright, política de privacidad, términos de uso, etc.)</text:p>
      <text:p text:style-name="P20">lateral (sidebar) se emplea para agrupar los elementos de las columnas laterales y secundarias de la página.</text:p>
      <text:p text:style-name="P8">142. ¿Cómo se denominan los datos adicionales que están relacionados con la propia página? ¿Dónde se incluye esa información? ¿Cuál es un ejemplo de metainformación muy conocido y utilizado en HTML?</text:p>
      <text:p text:style-name="P20">Estos datos adicionales siempre están relacionados con la propia página, por lo que se denominan metainformación o metadatos. La metainformación siempre se incluye en la sección de la cabecera, es decir, dentro de la etiqueta &lt;head&gt;.</text:p>
      <text:p text:style-name="P20">Aunque la metainformación más conocida y utilizada es el título de la propia página, se puede incluir mucha otra información útil para los navegadores y para los buscadores. En las próximas secciones se explica cómo incluir la metainformación y se introduce un concepto relacionado llamado DOCTYPE.</text:p>
      <text:p text:style-name="P8">143. Los metadatos habituales utilizan solamente los atributos name y content para definir el nombre y el valor del metadato. ¿Verdadero o falso?</text:p>
      <text:p text:style-name="P52">Verdadero, Los metadatos habituales utilizan solamente los atributos name y content para definir el nombre y el valor del metadato.</text:p>
      <text:p text:style-name="P52"/>
      <text:p text:style-name="P52"/>
      <text:p text:style-name="P8"><text:soft-page-break/>144. Indica algunos de los metadatos más utilizados con ejemplos.</text:p>
      <text:p text:style-name="P20">Definir el autor del documento:</text:p>
      <text:p text:style-name="P20">&lt;meta name="author" content="Juan Pérez" /&gt;</text:p>
      <text:p text:style-name="P20">Definir el programa con el que se ha creado el documento:</text:p>
      <text:p text:style-name="P20">&lt;meta name="generator" content="WordPress 2.8.4" /&gt;</text:p>
      <text:p text:style-name="P20">Definir la codificación de caracteres del documento:</text:p>
      <text:p text:style-name="P20">&lt;meta http-equiv="Content-Type" content="text/html; charset=UTF-8" /&gt;</text:p>
      <text:p text:style-name="P20">&lt;meta http-equiv="Content-Type" content="text/html; charset=ISO-8859-1" /&gt;</text:p>
      <text:p text:style-name="P20">Definir el copyright del documento:</text:p>
      <text:p text:style-name="P20">&lt;meta name="copyright" content="librosweb.es" /&gt;</text:p>
      <text:p text:style-name="P20">Definir el comportamiento de los buscadores:</text:p>
      <text:p text:style-name="P20">&lt;meta name="robots" content="index, follow" /&gt;</text:p>
      <text:p text:style-name="P20">Definir las palabras clave que definen el contenido del documento:</text:p>
      <text:p text:style-name="P20">&lt;meta name="keywords" content="diseño, css, hojas de estilos, web, html" /&gt;</text:p>
      <text:p text:style-name="P20">Definir una breve descripción del sitio:</text:p>
      <text:p text:style-name="P20">&lt;meta name="description" content="Artículos sobre diseño web, usabilidad y accesibilidad" /&gt;</text:p>
      <text:p text:style-name="P8">145. ¿Qué tres DTD se pueden utilizar al crear págias XHTML? ¿Cómo se declara cada uno?</text:p>
      <text:p text:style-name="P52">Se utiliza Estricto, transitorio y frameset</text:p>
      <text:p text:style-name="P8">146. ¿Qué es un namespace en un documento XML? ¿Cómo se indican los namespaces?</text:p>
      <text:p text:style-name="P20">Si en un mismo documento se mezclan etiquetas de dos o más lenguajes derivados de XML (XHTML y SVG por ejemplo) y que tienen el mismo nombre, no se podría determinar a qué lenguaje pertenece cada etiqueta y por tanto, no se podría interpretar esa etiqueta o ese atributo. Los namespaces se indican mediante una URL.</text:p>
      <text:p text:style-name="P8">147. ¿Cuál es el namespace que utilizan todas las páginas XHTML y cómo se indica?</text:p>
      <text:p text:style-name="P51">El namespace que utilizan todas las páginas XHTML (independientemente de la versión y del DOCTYPE) es http://www.w3.org/1999/xhtml y se indica de la siguiente manera:</text:p>
      <text:p text:style-name="P51"/>
      <text:p text:style-name="P51">&lt;html xmlns="http://www.w3.org/1999/xhtml"&gt;</text:p>
      <text:p text:style-name="P51">...</text:p>
      <text:p text:style-name="P51">&lt;/html&gt;</text:p>
      <text:p text:style-name="P8">148. ¿Cuál es la sintaxis de apertura y cierre de los comentarios en HTML?</text:p>
      <text:p text:style-name="P20">Apertura del comentario: &lt;!--</text:p>
      <text:p text:style-name="P20">Contenido del comentario: (cualquier texto)</text:p>
      <text:p text:style-name="P20">Cierre del comentario: →</text:p>
      <text:p text:style-name="P20"/>
      <text:p text:style-name="P8"><text:soft-page-break/>149. Si JavaScript está bloqueado o deshabilitado y la página web requiere su uso para un correcto funcionamiento, ¿cómo debería estar diseñada la web para que tenga un uso amigable para el usuario? ¿Qué etiqueta utilizaremos para ello?</text:p>
      <text:p text:style-name="P20">Si JavaScript está bloqueado o deshabilitado y la página web requiere su uso para un correcto funcionamiento, es habitual incluir un mensaje de aviso al usuario indicándole que debería activar JavaScript para disfrutar completamente de la página.</text:p>
      <text:p text:style-name="P8">150. ¿Qué tres atributos están muy relacionados con CSS?</text:p>
      <text:p text:style-name="P20">Algunos de los atributos más utilizados en la creación de páginas web son id, class y style. Los tres atributos están muy relacionados con CSS, sobre todo class y style.</text:p>
      <text:p text:style-name="P8">151. ¿Para qué se emplea el atributo id?</text:p>
      <text:p text:style-name="P20">El atributo id se emplea para asignar un identificador único a cada elemento de la página, lo que es útil tanto para aplicar estilos CSS a ese elemento como para programar aplicaciones con JavaScript.</text:p>
      <text:p text:style-name="P8">152. ¿Para qué se emplea el atributo class?</text:p>
      <text:p text:style-name="P20">Por otra parte, el atributo class se emplea para definir la clase CSS que se aplica a un elemento. La clase CSS es el nombre de un conjunto de estilos que se definen en la hoja de estilos y que se quieren aplicar a un elemento.</text:p>
      <text:p text:style-name="P8">153. ¿Para qué se emplea el atributo style?</text:p>
      <text:p text:style-name="P20">El atributo style se emplea para definir estilos CSS directamente sobre los elementos HTML</text:p>
      <text:p text:style-name="P8">154. ¿Qué etiqueta permite insertar un documento HTML dentro de otro documento HTML?</text:p>
      <text:p text:style-name="P20"><text:span text:style-name="T52">L</text:span>a etiqueta &lt;iframe&gt; puede ser muy útil en determinadas ocasiones, ya que permite insertar un documento HTML dentro de otro documento HTML</text:p>
      <text:p text:style-name="P8">155. ¿Qué etiqueta se utiliza para proporcionar información de contacto?</text:p>
      <text:p text:style-name="P20">La etiqueta &lt;address&gt; se utiliza para proporcionar información de contacto.</text:p>
      <text:p text:style-name="P8">156. ¿Qué etiqueta permite mostrar una línea horizontal de separación?</text:p>
      <text:p text:style-name="P53">La etiqueta &lt;hr&gt;</text:p>
      <text:p text:style-name="P8">157. ¿Cuál es el principal objetivo de la accesibilidad web?</text:p>
      <text:p text:style-name="P20">El principal objetivo de la accesibilidad web es el de permitir a cualquier usuario, independientemente del tipo de discapacidad que sufra, el acceso a los contenidos del sitio y permitirle la navegación necesaria para realizar las acciones deseadas.</text:p>
      <text:p text:style-name="P8">158. ¿Cuales son las cuatro principales ventajas de diseñar un sitio web completamente accesible?</text:p>
      <text:p text:style-name="P20">Las cuatro principales ventajas de diseñar un sitio web completamente accesible son las siguientes:</text:p>
      <text:p text:style-name="P20"/>
      <text:p text:style-name="P20">Los sitios accesibles separan completamente diseño y contenido.</text:p>
      <text:p text:style-name="P20">Un sitio accesible puede ser accedido por multitud de dispositivos diferentes sin necesidad de reescribir el código HTML.</text:p>
      <text:p text:style-name="P20">Los sitios accesibles son los únicos con una audiencia potencial global, ya que permiten el acceso a todos los usuarios y a todos los dispositivos.</text:p>
      <text:p text:style-name="P20">Generalmente, los sitios accesibles son más fáciles de utilizar también para los usuarios sin discapacidades.</text:p>
      <text:p text:style-name="P8"><text:soft-page-break/>159. ¿Qué recomendaciones se pueden seguir para la creación de sitios accesibles? ¿Quién elabora ese documento de recomendaciones?</text:p>
      <text:p text:style-name="P20">La creación de sitios accesibles puede realizarse siguiendo las recomendaciones establecidas por el W3C y que se recogen en el documento Web Content Accessibility Guidelines (WCAG).</text:p>
      <text:p text:style-name="P8">160. ¿Qué versiones recientes hay de WCAG?</text:p>
      <text:p text:style-name="P20">La versión WCAG 1.0 que se utiliza en la actualidad se publicó en 1999, mientras que la versión WCAG 2.0 se encuentra todavía en borrador y se actualizó por última vez el día 30 de abril de 2008.</text:p>
      <text:p text:style-name="P8">161. ¿Qué tres niveles de accesibilidad existen conforme a la WCAG? ¿Cuál es más alto?</text:p>
      <text:p text:style-name="P20">Los requisitos de prioridad 1 son de obligado cumplimiento, los de prioridad 2 son recomendables y los de prioridad 3 son deseables. Si un sitio web cumple con todos los requisitos de prioridad 1, se considera que el sitio es conforme al nivel A de accesibilidad.</text:p>
      <text:p text:style-name="P20">El nivel AA de accesibilidad está reservado para los sitios que cumplan todos los requisitos de prioridad 1 y prioridad 2. Finalmente, los sitios que cumplen los 65 requisitos, son conformes al nivel AAA de accesibilidad.</text:p>
      <text:p text:style-name="P13">162. ¿Podrías localizar alguna guía y checklist para verificar cumplimiento de WCAG 1.0? ¿Y</text:p>
      <text:p text:style-name="P13"><text:s/>de WCAG 2.1?</text:p>
      <text:p text:style-name="P13"/>
      <text:p text:style-name="P8">163. ¿Qué es la validación de un documento? ¿Qué son los validadores? ¿Cómo de accede al validador del organismo W3C?</text:p>
      <text:p text:style-name="P20">La validación es el proceso que asegura que un documento escrito en un determinado lenguaje (por ejemplo XHTML) cumple con las normas y restricciones de ese lenguaje. Las normas y restricciones de los documentos escritos en XML (y en sus lenguajes derivados, como XHTML) se definen en el DTD o Document Type Definition ("Definición del Tipo de Documento").</text:p>
      <text:p text:style-name="P20">En cualquier caso, el proceso de validación consiste en probar página a página si su código HTML pasa la prueba de validación. Los validadores son las herramientas que se utilizan para validar cada página. Algunos editores de páginas web incluyen sus propios validadores y el organismo W3C ha creado una herramienta gratuita para la validación de las página</text:p>
      <text:p text:style-name="P8">164. ¿Cuál es el complemento que permite a firefox contar con un validador?</text:p>
      <text:p text:style-name="P49">Además de los validadores disponibles en herramientas como Dreamweaver y de los validadores gratuitos disponibles en Internet, existe otro método de validación sencillo, gratuito y muy rápido. La única limitación de este validador es que necesariamente se debe utilizar el navegador Firefox.</text:p>
      <text:p text:style-name="P49"/>
      <text:p text:style-name="P49">Si ya dispones del navegador Firefox, puedes instalar el validador mediante un complemento llamado HTML Validato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ans-serif" svg:font-family="Sans-serif" style:font-family-generic="swiss"/>
    <style:font-face style:name="apple-system" svg:font-family="apple-system, BlinkMacSystemFont, 'Segoe UI', Roboto, 'Helvetica Neue', Arial, 'Noto Sans', sans-serif"/>
    <style:font-face style:name="monospace" svg:font-family="monospace, monospace"/>
    <style:font-face style:name="sans-serif" svg:font-family="sans-serif"/>
    <style:font-face style:name="sans-serif1"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6T13:54:47.682000000</meta:creation-date>
    <dc:date>2022-09-30T11:08:17.639000000</dc:date>
    <meta:editing-duration>PT2H27M30S</meta:editing-duration>
    <meta:editing-cycles>6</meta:editing-cycles>
    <meta:generator>LibreOffice/7.2.7.2$Windows_X86_64 LibreOffice_project/8d71d29d553c0f7dcbfa38fbfda25ee34cce99a2</meta:generator>
    <meta:document-statistic meta:table-count="0" meta:image-count="0" meta:object-count="0" meta:page-count="17" meta:paragraph-count="385" meta:word-count="7222" meta:character-count="44075" meta:non-whitespace-character-count="37109"/>
  </office:meta>
</office:document-meta>
</file>